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Titre : REQUALIFICATION DE L’ACROPOLE DE BYRSA ET RÉHABILITATION DU MUSÉE NATIONAL DE CARTHAGE</text:p>
      <text:p text:style-name="Normal">Année : 2022</text:p>
      <text:p text:style-name="Normal">Description :</text:p>
      <text:p text:style-name="Normal"><text:s/>Le projet vise à restaurer et valoriser ce site historique majeur de Carthage, inscrit au patrimoine mondial de<text:s/>l'Unesco. Il met l'accent sur la création d'une nouvelle toiture ajourée qui relie différents programmes, formant ainsi un nouveau forum contemporain et marquant une nouvelle identité dans le paysage. Cette intervention contemporaine dialogue harmonieusement avec les époques passées visibles sur le site, soulignant son histoire et sa valeur patrimoniale.</text:p>
      <text:p text:style-name="Normal">Le projet se déploie autour de la Cathédrale et la place de l'Unesco, avec l'ajout d'un espace d'accueil, d'un restaurant, de réserves et d'un auditorium à<text:s/>l'intérieur du monument. La Cathédrale elle-même est transformée en un lieu de culture flexible, accueillant des ateliers pédagogiques, une salle de conférence et un centre de documentation. L'aménagement des espaces extérieurs, comme le parvis intime et<text:s/>le patio ombragé, offre des vues panoramiques sur le parc archéologique et met en valeur la salle du Père Delattre.</text:p>
      <text:p text:style-name="Normal">La réhabilitation du Musée National de Carthage se fait en préservant les bâtiments historiques existants, notamment le bâtiment des Pères Blancs, qui abrite les expositions permanentes et temporaires ainsi que les réserves.<text:s/></text:p>
      <text:p text:style-name="Normal">Dans l'ensemble, ce projet permet de redonner à l'Acropole de Byrsa un statut de "site majeur" dans la ville de Carthage en retrouvant son unité, en ouvrant de nouveaux usages et en créant une cohérence architecturale, scénographique et paysagère qui favorise le confort et la compréhension de la visite. Il révèle et valorise le riche patrimoine historique de ce site emblématique, tout en le transformant en un lieu de vie et de culture dynamique.</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paragraph-properties fo:line-height="105%"/>
      <style:text-properties fo:hyphenate="false"/>
    </style:style>
    <style:style style:name="DefaultParagraphFont" style:display-name="Default Paragraph Font" style:family="text"/>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am wertani</meta:initial-creator>
    <dc:creator>maram wertani</dc:creator>
    <meta:creation-date>2023-07-20T13:33:00Z</meta:creation-date>
    <dc:date>2023-07-20T13:36:00Z</dc:date>
    <meta:template xlink:href="Normal" xlink:type="simple"/>
    <meta:editing-cycles>3</meta:editing-cycles>
    <meta:editing-duration>PT300S</meta:editing-duration>
    <meta:document-statistic meta:page-count="1" meta:paragraph-count="3" meta:word-count="276" meta:character-count="1794" meta:row-count="12" meta:non-whitespace-character-count="1521"/>
  </office:meta>
</office:document-meta>
</file>